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EE0000030868C44A6B.jpg"/>
  <manifest:file-entry manifest:media-type="image/jpeg" manifest:full-path="Pictures/1000000000000213000002EB16A1BACF.jpg"/>
  <manifest:file-entry manifest:media-type="image/png" manifest:full-path="Pictures/10000000000004290000017BBE23A154.png"/>
  <manifest:file-entry manifest:media-type="image/jpeg" manifest:full-path="Pictures/1000000000000219000001C93EBFEB7F.jpg"/>
  <manifest:file-entry manifest:media-type="image/jpeg" manifest:full-path="Pictures/100000000000020A00000248AFEA4BEE.jpg"/>
  <manifest:file-entry manifest:media-type="image/jpeg" manifest:full-path="Pictures/100000000000021600000214A9B17CCD.jpg"/>
  <manifest:file-entry manifest:media-type="image/png" manifest:full-path="Pictures/10000000000002A7000001C0C6D3E04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er_20_uden_20_fyld_20_og_20_streg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3.859cm"/>
    </style:style>
    <style:style style:name="pr6" style:family="presentation" style:parent-style-name="Standard-notes">
      <style:graphic-properties draw:fill-color="#ffffff" fo:min-height="13.364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Næstved Biludlejning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 text:style-name="P1">Programmering</text:p>
            <text:p text:style-name="P1">Chris, Andreas &amp; Stin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Dispositio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Klassediagram</text:p>
              </text:list-item>
              <text:list-item>
                <text:p>EER diagram</text:p>
              </text:list-item>
              <text:list-item>
                <text:p>GUI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Klassediagram</text:p>
          </draw:text-box>
        </draw:frame>
        <draw:frame draw:style-name="gr2" draw:text-style-name="P2" draw:layer="layout" svg:width="27.999cm" svg:height="9.963cm" svg:x="0.134cm" svg:y="5.602cm">
          <draw:image xlink:href="Pictures/10000000000004290000017BBE23A15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EER diagram</text:p>
          </draw:text-box>
        </draw:frame>
        <draw:frame draw:style-name="gr2" draw:text-style-name="P2" draw:layer="layout" svg:width="17.964cm" svg:height="11.852cm" svg:x="5.152cm" svg:y="4.658cm">
          <draw:image xlink:href="Pictures/10000000000002A7000001C0C6D3E04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GUI</text:p>
          </draw:text-box>
        </draw:frame>
        <draw:frame draw:style-name="gr2" draw:text-style-name="P2" draw:layer="layout" svg:width="16.6cm" svg:height="12.8cm" svg:x="5.6cm" svg:y="4.6cm">
          <draw:image xlink:href="Pictures/1000000000000219000001C93EBFEB7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GUI</text:p>
          </draw:text-box>
        </draw:frame>
        <draw:frame draw:style-name="gr2" draw:text-style-name="P2" draw:layer="layout" svg:width="15.102cm" svg:height="14.2cm" svg:x="6.4cm" svg:y="4.8cm">
          <draw:image xlink:href="Pictures/100000000000021600000214A9B17CC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GUI</text:p>
          </draw:text-box>
        </draw:frame>
        <draw:frame draw:style-name="gr2" draw:text-style-name="P2" draw:layer="layout" svg:width="15.048cm" svg:height="15.36cm" svg:x="6.2cm" svg:y="4.2cm">
          <draw:image xlink:href="Pictures/100000000000020A00000248AFEA4BE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GUI</text:p>
          </draw:text-box>
        </draw:frame>
        <draw:frame draw:style-name="gr2" draw:text-style-name="P2" draw:layer="layout" svg:width="13.6cm" svg:height="16.411cm" svg:x="6.8cm" svg:y="3.589cm">
          <draw:image xlink:href="Pictures/1000000000000213000002EB16A1BAC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UI</text:p>
          </draw:text-box>
        </draw:frame>
        <draw:frame draw:style-name="gr2" draw:text-style-name="P2" draw:layer="layout" svg:width="11.655cm" svg:height="16.424cm" svg:x="7.945cm" svg:y="3.776cm">
          <draw:image xlink:href="Pictures/10000000000001EE0000030868C44A6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er_20_uden_20_fyld_20_og_20_streg" style:display-name="Objekter uden fyld og streg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tine Knarkegaard Andersen</meta:initial-creator>
    <meta:creation-date>2014-11-03T13:23:04.08</meta:creation-date>
    <meta:editing-duration>PT11M31S</meta:editing-duration>
    <meta:editing-cycles>4</meta:editing-cycles>
    <dc:date>2014-11-03T13:34:30.07</dc:date>
    <dc:creator>Stine Knarkegaard Andersen</dc:creator>
    <meta:generator>OpenOffice/4.1.0$Win32 OpenOffice.org_project/410m18$Build-9764</meta:generator>
    <meta:document-statistic meta:object-count="57"/>
  </office:meta>
</office:document-meta>
</file>